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3.40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row table:style-name="ro1">
          <table:table-cell office:value-type="string">
            <text:p>https://tuffclassified.com/online-cake-delivery-in-ghaziabad-customized-cakes-in-ghaziabad_1139099</text:p>
          </table:table-cell>
        </table:table-row>
        <table:table-row table:style-name="ro1">
          <table:table-cell office:value-type="string">
            <text:p>https://www.click4post.com/ad/online-cake-order-in-noida-bakery-shop-near-me-jar-cakes/</text:p>
          </table:table-cell>
        </table:table-row>
        <table:table-row table:style-name="ro1">
          <table:table-cell office:value-type="string">
            <text:p>https://www.theica.in/services/hotels-resorts/online-cake-order-in-noida-bakery-shop-near-me_i31159</text:p>
          </table:table-cell>
        </table:table-row>
        <table:table-row table:style-name="ro1">
          <table:table-cell office:value-type="string">
            <text:p>http://www.localsclassified.in/ghaziabad/buy-sell/20198/Birthday-Cake-Delivery-in-Noida</text:p>
          </table:table-cell>
        </table:table-row>
        <table:table-row table:style-name="ro1">
          <table:table-cell office:value-type="string">
            <text:p>https://classifieds.meramaal.com/ad/online-cake-order-in-noida-online-cake-order-in-noida/</text:p>
          </table:table-cell>
        </table:table-row>
        <table:table-row table:style-name="ro1">
          <table:table-cell office:value-type="string">
            <text:p>https://www.click.in/ghaziabad/online-cake-delivery-in-ghaziabad-online-cake-order-c120-v30524605</text:p>
          </table:table-cell>
        </table:table-row>
        <table:table-row table:style-name="ro1">
          <table:table-cell office:value-type="string">
            <text:p>https://delhi.craigslist.co.in/evs/6635718945.html</text:p>
          </table:table-cell>
        </table:table-row>
        <table:table-row table:style-name="ro1">
          <table:table-cell office:value-type="string">
            <text:p>http://www.classifiedsforfree.com/d/5835015</text:p>
          </table:table-cell>
        </table:table-row>
        <table:table-row table:style-name="ro1">
          <table:table-cell office:value-type="string">
            <text:p>https://in.classi4u.com/ghaziabad/online-cake-delivery-in-ghaziabad-online-cake-order-pid1804774</text:p>
          </table:table-cell>
        </table:table-row>
        <table:table-row table:style-name="ro1">
          <table:table-cell office:value-type="string">
            <text:p>http://classifieds.namanas.com/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1">11/07/2018</text:date>, <text:time>17:58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19M37S</meta:editing-duration>
    <meta:editing-cycles>12</meta:editing-cycles>
    <meta:generator>OpenOffice/4.1.5$Win32 OpenOffice.org_project/415m1$Build-9789</meta:generator>
    <dc:date>2018-07-11T17:58:11.20</dc:date>
    <meta:document-statistic meta:table-count="3" meta:cell-count="10" meta:object-count="0"/>
    <meta:user-defined meta:name="Info 1"/>
    <meta:user-defined meta:name="Info 2"/>
    <meta:user-defined meta:name="Info 3"/>
    <meta:user-defined meta:name="Info 4"/>
  </office:meta>
</office:document-meta>
</file>